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8FE63606A2245D4F.jpg" manifest:media-type="image/jpeg"/>
  <manifest:file-entry manifest:full-path="Pictures/100000000000030C00000410B58ECCF176331CE4.jpg" manifest:media-type="image/jpeg"/>
  <manifest:file-entry manifest:full-path="Pictures/100000000000030C00000410B56FBD1D528A66E8.jpg" manifest:media-type="image/jpeg"/>
  <manifest:file-entry manifest:full-path="Pictures/100000000000030C0000041053E8267F8289D4C3.jpg" manifest:media-type="image/jpeg"/>
  <manifest:file-entry manifest:full-path="Pictures/100000000000030C00000410C9FDBC199EBB75DB.jpg" manifest:media-type="image/jpeg"/>
  <manifest:file-entry manifest:full-path="Pictures/100000000000030C00000410BF860D564AA97D1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C9FDBC199EBB75DB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BF860D564AA97D16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53E8267F8289D4C3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B56FBD1D528A66E8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B58ECCF176331CE4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8FE63606A2245D4F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1:06:02.255354667</meta:creation-date>
    <dc:date>2019-02-01T01:08:59.902343976</dc:date>
    <meta:editing-duration>PT3M3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